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style:paragraph-properties fo:margin-top="0in" fo:margin-bottom="0.1563in" style:line-height-at-least="0.2291in" fo:orphans="2" fo:widows="2" fo:padding="0in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/>
    </style:style>
    <style:style style:name="P5" style:family="paragraph" style:parent-style-name="Text_20_body" style:list-style-name="L2">
      <style:text-properties fo:font-variant="normal" fo:text-transform="none" fo:color="#000000" style:font-name="Calibri" fo:font-size="12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 style:list-style-name="L3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8" style:family="paragraph" style:parent-style-name="Text_20_body" style:list-style-name="L3"/>
    <style:style style:name="P9" style:family="paragraph" style:parent-style-name="Text_20_body" style:list-style-name="L2">
      <style:paragraph-properties fo:margin-top="0in" fo:margin-bottom="0.1563in" style:line-height-at-least="0.2291in" fo:orphans="2" fo:widows="2" fo:padding="0in" fo:border="none"/>
      <style:text-properties style:font-name="Calibri"/>
    </style:style>
    <style:style style:name="P10" style:family="paragraph" style:parent-style-name="Text_20_body" style:list-style-name="L1">
      <style:paragraph-properties fo:margin-top="0in" fo:margin-bottom="0.1563in" style:line-height-at-least="0.2291in" fo:orphans="2" fo:widows="2" fo:padding="0in" fo:border="none"/>
      <style:text-properties fo:font-variant="normal" fo:text-transform="none" fo:color="#000000" style:font-name="Calibri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.1563in" style:line-height-at-least="0.2291in" fo:orphans="2" fo:widows="2" fo:padding="0in" fo:border="none"/>
      <style:text-properties fo:font-variant="normal" fo:text-transform="none" fo:color="#000000" style:font-name="Calibri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.1563in" style:line-height-at-least="0.2291in" fo:orphans="2" fo:widows="2" fo:padding="0in" fo:border="none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top="0in" fo:margin-bottom="0.1563in" style:line-height-at-least="0.2291in" fo:orphans="2" fo:widows="2" fo:padding="0in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top="0in" fo:margin-bottom="0.1563in" style:line-height-at-least="0.2291in" fo:orphans="2" fo:widows="2" fo:padding="0in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Calibri" fo:letter-spacing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fo:font-style="normal" fo:font-weight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MSC 671 - HW 5</text:p>
      <text:p text:style-name="P4">Name : Akshay Peshave</text:p>
      <text:p text:style-name="P4"/>
      <text:p text:style-name="P1"/>
      <text:p text:style-name="P1">Q1. Checking validity</text:p>
      <text:p text:style-name="P1"/>
      <text:p text:style-name="P1">&gt;&gt;&gt; tt_true(Expr('|', P, expr('~P')))</text:p>
      <text:p text:style-name="P1">True</text:p>
      <text:p text:style-name="P1">&gt;&gt;&gt;</text:p>
      <text:p text:style-name="P1">&gt;&gt;&gt; tt_true(Expr('&gt;&gt;', P, P))</text:p>
      <text:p text:style-name="P1">True</text:p>
      <text:p text:style-name="P1">&gt;&gt;&gt;</text:p>
      <text:p text:style-name="P1">&gt;&gt;&gt; tt_true(Expr('&gt;&gt;', P, expr('P | Q')))</text:p>
      <text:p text:style-name="P1">True</text:p>
      <text:p text:style-name="P1">&gt;&gt;&gt;</text:p>
      <text:p text:style-name="P1">&gt;&gt;&gt; tt_true(Expr('&gt;&gt;', expr('P | Q'), P))</text:p>
      <text:p text:style-name="P1">False</text:p>
      <text:p text:style-name="P1">&gt;&gt;&gt;</text:p>
      <text:p text:style-name="P1">&gt;&gt;&gt; tt_true(Expr('&lt;=&gt;', Expr('&gt;&gt;', expr('A &amp; B'), expr('C')), Expr('&gt;&gt;', A, expr('B &gt;&gt; C'))))</text:p>
      <text:p text:style-name="P1">True</text:p>
      <text:p text:style-name="P1">&gt;&gt;&gt;</text:p>
      <text:p text:style-name="P1">&gt;&gt;&gt; tt_true(Expr('&gt;&gt;', Expr('&gt;&gt;', expr('A &gt;&gt; B'), A), A))</text:p>
      <text:p text:style-name="P1">True</text:p>
      <text:p text:style-name="P1"/>
      <text:p text:style-name="P1"/>
      <text:p text:style-name="P1">Q2. Satisfiability</text:p>
      <text:p text:style-name="P1"/>
      <text:p text:style-name="P1">&gt;&gt;&gt; dpll_satisfiable(Expr('&gt;&gt;', 'Alive', NaryExpr('&amp;', expr('~Dead'), expr('~Alive'), expr('~Dead'))))</text:p>
      <text:p text:style-name="P1">{Alive: False}</text:p>
      <text:p text:style-name="P1">&gt;&gt;&gt;</text:p>
      <text:p text:style-name="P1">&gt;&gt;&gt; dpll_satisfiable(Expr('&gt;&gt;', P, Expr('|', expr('~P'), P)))</text:p>
      <text:p text:style-name="P1">{P: True}</text:p>
      <text:p text:style-name="P1">&gt;&gt;&gt;</text:p>
      <text:p text:style-name="P1">&gt;&gt;&gt; dpll_satisfiable(Expr('~', Expr('|', P, expr('~P'))))</text:p>
      <text:p text:style-name="P1">False</text:p>
      <text:p text:style-name="P1"/>
      <text:p text:style-name="P1"/>
      <text:p text:style-name="P1">Q3. Propositional Consequence</text:p>
      <text:p text:style-name="P1"/>
      <text:list xml:id="list4562077095371001612" text:style-name="L1">
        <text:list-item>
          <text:p text:style-name="P10">p ⊨ p ∧ q : False</text:p>
        </text:list-item>
        <text:list-item>
          <text:p text:style-name="P10">p ⊨ p v q : True</text:p>
        </text:list-item>
        <text:list-item>
          <text:p text:style-name="P10">p ⊨ ¬ ¬ p : True</text:p>
        </text:list-item>
        <text:list-item>
          <text:p text:style-name="P10">p → q ⊨ ¬ p → <text:s/>¬ q : False</text:p>
        </text:list-item>
        <text:list-item>
          <text:p text:style-name="P10"><text:soft-page-break/>¬ p ⊨ p → q : True</text:p>
        </text:list-item>
        <text:list-item>
          <text:p text:style-name="P10">¬ q ⊨ p → q : False</text:p>
        </text:list-item>
        <text:list-item>
          <text:p text:style-name="P10">p, p → q ⊨ q : True</text:p>
        </text:list-item>
        <text:list-item>
          <text:p text:style-name="P10">¬ p , q → p ⊨ ¬ q : True</text:p>
        </text:list-item>
      </text:list>
      <text:p text:style-name="P1"/>
      <text:p text:style-name="P1">Q4. English to FOL</text:p>
      <text:p text:style-name="P1"/>
      <text:list xml:id="list6577026213195865838" text:style-name="L2">
        <text:list-item>
          <text:p text:style-name="P5">Everything is either dead or alive.</text:p>
          <text:p text:style-name="P5"><text:span text:style-name="T5">A</text:span> x things(x) <text:span text:style-name="T5">^</text:span> (dead(x) <text:span text:style-name="T5">v</text:span> alive(x))</text:p>
        </text:list-item>
        <text:list-item>
          <text:p text:style-name="P11">Dead things are not animate.</text:p>
          <text:p text:style-name="P11"><text:span text:style-name="T5">A</text:span> x things(x) <text:span text:style-name="T5">^</text:span> dead(x) <text:span text:style-name="T5">^</text:span> <text:span text:style-name="T5">~</text:span>animate(x)</text:p>
        </text:list-item>
        <text:list-item>
          <text:p text:style-name="P11">Zombies are not alive but they are animate.</text:p>
          <text:p text:style-name="P11"><text:span text:style-name="T5">A</text:span> x zombies(x) <text:span text:style-name="T5">^</text:span> <text:span text:style-name="T5">~</text:span>alive(x) <text:span text:style-name="T5">^</text:span> animate(x)</text:p>
        </text:list-item>
        <text:list-item>
          <text:p text:style-name="P11">Good food is not cheap and cheap food is not good.</text:p>
          <text:p text:style-name="P11"><text:span text:style-name="T5">A</text:span> x food(x) <text:span text:style-name="T5">^</text:span> (good(x) <text:span text:style-name="T5">&lt;=&gt;</text:span> <text:span text:style-name="T5">~</text:span>cheap(x))</text:p>
        </text:list-item>
        <text:list-item>
          <text:p text:style-name="P11">John has exactly two brothers.</text:p>
          <text:p text:style-name="P9"><text:span text:style-name="T3">E</text:span><text:span text:style-name="T2"> x, y brother(John, x) </text:span><text:span text:style-name="T3">^</text:span><text:span text:style-name="T2"> brother(John, y) </text:span><text:span text:style-name="T3">^</text:span><text:span text:style-name="T2"> </text:span><text:span text:style-name="T3">~(</text:span><text:span text:style-name="T2">x</text:span><text:span text:style-name="T3">=</text:span><text:span text:style-name="T2">y) </text:span><text:span text:style-name="T3">^</text:span><text:span text:style-name="T2"> </text:span><text:span text:style-name="T3">~</text:span><text:span text:style-name="T2">( </text:span><text:span text:style-name="T3">E</text:span><text:span text:style-name="T2"> z brother(John, z) </text:span><text:span text:style-name="T3">^</text:span><text:span text:style-name="T2"> </text:span><text:span text:style-name="T3">~</text:span><text:span text:style-name="T2">(z</text:span><text:span text:style-name="T3">=</text:span><text:span text:style-name="T2">x) </text:span><text:span text:style-name="T3">^</text:span><text:span text:style-name="T2"> </text:span><text:span text:style-name="T3">~</text:span><text:span text:style-name="T2">(z</text:span><text:span text:style-name="T3">=</text:span><text:span text:style-name="T2">y))</text:span></text:p>
        </text:list-item>
        <text:list-item>
          <text:p text:style-name="P11">No person can have two mothers.</text:p>
          <text:p text:style-name="P11"><text:span text:style-name="T5">A</text:span> x, y, z person(x) <text:span text:style-name="T5">^</text:span> person(y) <text:span text:style-name="T5">^</text:span> person(z) <text:span text:style-name="T5">^</text:span> mother(x, z) <text:span text:style-name="T5">^</text:span> mother(y, z) <text:span text:style-name="T5">^</text:span> (y<text:span text:style-name="T5">=</text:span>z)</text:p>
        </text:list-item>
        <text:list-item>
          <text:p text:style-name="P11">If John has a sister, she is smart.</text:p>
          <text:p text:style-name="P11"><text:span text:style-name="T5">E</text:span> x sister(John, x) <text:span text:style-name="T5">=&gt;</text:span> smart(x)</text:p>
        </text:list-item>
        <text:list-item>
          <text:p text:style-name="P11">Every person is either male or female and no person can be both male and female.</text:p>
          <text:p text:style-name="P11"><text:span text:style-name="T5">A</text:span> x person(x) <text:span text:style-name="T5">=&gt;</text:span> (male(x) <text:span text:style-name="T5">v</text:span> female(x)) <text:span text:style-name="T5">^</text:span> <text:span text:style-name="T5">~</text:span>(male(x) <text:span text:style-name="T5">^</text:span> female(x))</text:p>
        </text:list-item>
        <text:list-item>
          <text:p text:style-name="P11">The enemy of your enemy is your friend.</text:p>
          <text:p text:style-name="P11"><text:span text:style-name="T5">A</text:span> x, y (enemy(you, x) <text:span text:style-name="T5">^</text:span> enemy(y, x)) <text:span text:style-name="T5">=&gt;</text:span> friend(you, y)</text:p>
        </text:list-item>
        <text:list-item>
          <text:p text:style-name="P11">An ancestor of your ancestor is your ancestor.</text:p>
          <text:p text:style-name="P11"><text:soft-page-break/><text:span text:style-name="T5">A</text:span> x, y (ancestor(you, x) <text:span text:style-name="T5">^</text:span> ancestor(x, y)) <text:span text:style-name="T5">=&gt;</text:span> ancestor(you, y)</text:p>
        </text:list-item>
      </text:list>
      <text:p text:style-name="P1"/>
      <text:p text:style-name="P1"/>
      <text:p text:style-name="P1">Q5. CNF and Horn Clauses</text:p>
      <text:p text:style-name="P1"/>
      <text:list xml:id="list2722042160135839264" text:style-name="L3">
        <text:list-item>
          <text:p text:style-name="P8"><text:span text:style-name="T4">∀</text:span><text:span text:style-name="T1">x ∀y married(x, y) → loves(x, y) v hates(x, y)</text:span></text:p>
          <text:p text:style-name="P7">Everyone either loves or hates those they have been married to.</text:p>
          <text:p text:style-name="P7">It cannot be expressed as a set of horn clause.</text:p>
          <text:p text:style-name="P7">CNF : <text:s/>(loves(x, y) | ~married(x, y) | hates(x, y))</text:p>
        </text:list-item>
      </text:list>
      <text:p text:style-name="P6"/>
      <text:list xml:id="list43735315" text:continue-numbering="true" text:style-name="L3">
        <text:list-item>
          <text:p text:style-name="P12">∀<text:span text:style-name="T6">x ∀y loves(x, y) ↔ loves(y, x)</text:span></text:p>
          <text:p text:style-name="P14">Everyone loves all those who love them.</text:p>
          <text:p text:style-name="P14">It can be expressed as a set of horn clauses.</text:p>
          <text:p text:style-name="P14">CNF : <text:s/>((loves(x, y) | ~loves(y, x)) &amp; (loves(y, x) | ~loves(x, y)))</text:p>
          <text:p text:style-name="P14">Horn Clause : {(loves(x, y) | ~loves(y, x)) , (loves(y, x) | ~loves(x, y)}</text:p>
          <text:p text:style-name="P14"/>
        </text:list-item>
        <text:list-item>
          <text:p text:style-name="P12">∀<text:span text:style-name="T6">x ∀y dating(x, y) v engaged(x, y) → knows(x, y) ∧ likes(x, y)</text:span></text:p>
          <text:p text:style-name="P14">Everyone knows and likes those they are dating or are engaged to.</text:p>
          <text:p text:style-name="P14">It can be expressed as a set of horn clauses.</text:p>
          <text:p text:style-name="P14">CNF : ((~dating(x, y) | knows(x, y)) &amp; (~engaged(x, y) | knows(x, y)) &amp; (~dating(x, y) | likes(x, y)) &amp; (~engaged(x, y) | likes(x, y)))</text:p>
          <text:p text:style-name="P14">Horn Clause : {(~dating(x, y) | knows(x, y)) , (~engaged(x, y) | knows(x, y)) , (~dating(x, y) | likes(x, y)) , (~engaged(x, y) | likes(x, y))}</text:p>
        </text:list-item>
      </text:list>
      <text:p text:style-name="P2"/>
      <text:list xml:id="list43729758" text:continue-numbering="true" text:style-name="L3">
        <text:list-item>
          <text:p text:style-name="P12">∀<text:span text:style-name="T6">x ∀y loves(x, y) → ¬ hates(x, y)</text:span></text:p>
          <text:p text:style-name="P14">No one hates those they love.</text:p>
          <text:p text:style-name="P14">It can be expressed as a set of horn clauses.</text:p>
          <text:p text:style-name="P14">(~hates(x, y) | ~loves(x, y))</text:p>
          <text:p text:style-name="P14"><text:soft-page-break/>Horn Clause : {(~hates(x, y) | ~loves(x, y))}</text:p>
        </text:list-item>
      </text:list>
      <text:p text:style-name="P2"/>
      <text:p text:style-name="P2"/>
      <text:list xml:id="list43733465" text:continue-numbering="true" text:style-name="L3">
        <text:list-item>
          <text:p text:style-name="P12">∀<text:span text:style-name="T6">x ∀y ¬ knows(x, y) → ¬ likes(x, y)</text:span></text:p>
          <text:p text:style-name="P14">No one likes those they don't know.</text:p>
          <text:p text:style-name="P14">It can be expressed as a set of horn clauses.</text:p>
          <text:p text:style-name="P14">(~likes(x, y) | knows(x, y))</text:p>
          <text:p text:style-name="P14">Horn Clause : {(~likes(x, y) | knows(x, y))}</text:p>
        </text:list-item>
      </text:list>
      <text:p text:style-name="P2"/>
      <text:list xml:id="list43735751" text:continue-numbering="true" text:style-name="L3">
        <text:list-item>
          <text:p text:style-name="P12">∀<text:span text:style-name="T6">x ∃y knows(x, y) ∧ hates(x, y)</text:span></text:p>
          <text:p text:style-name="P14">Everyone hates someone they know.</text:p>
          <text:p text:style-name="P14">It can be expressed as a set of horn clauses.</text:p>
          <text:p text:style-name="P14">CNF : knows(x, F(x)) ∧ hates(x, F(x))</text:p>
          <text:p text:style-name="P14">Horn Clause : {knows(x, F(x)) , hates(x, F(x))}</text:p>
          <text:p text:style-name="P14">skolem functions : {F(x)}</text:p>
        </text:list-item>
      </text:list>
      <text:p text:style-name="P2"/>
      <text:list xml:id="list43715996" text:continue-numbering="true" text:style-name="L3">
        <text:list-item>
          <text:p text:style-name="P12">∃<text:span text:style-name="T6">y ∀x knows(x, y) ∧ hates(x, y)</text:span></text:p>
          <text:p text:style-name="P14">Some are hated by all those who know them.</text:p>
          <text:p text:style-name="P14">It can be expressed as a set of horn clauses.</text:p>
          <text:p text:style-name="P14">CNF : knows(x, A) ∧ hates(x, A)</text:p>
          <text:p text:style-name="P14">Horn Clause : {knows(x, A) , hates(x, A)}</text:p>
          <text:p text:style-name="P14">skolem constants : {A}</text:p>
        </text:list-item>
      </text:list>
      <text:p text:style-name="P2"/>
      <text:list xml:id="list43715632" text:continue-numbering="true" text:style-name="L3">
        <text:list-item>
          <text:p text:style-name="P14">¬ (∀x loves(x, x))</text:p>
          <text:p text:style-name="P14"><text:soft-page-break/>There are some who don't love themselves.</text:p>
          <text:p text:style-name="P14">It can be expressed as a set of horn clauses.</text:p>
          <text:p text:style-name="P14">CNF : ~loves(A,A)</text:p>
          <text:p text:style-name="P14">Horn Clause : {~loves(A,A)}</text:p>
          <text:p text:style-name="P14">skolem constants : {A}</text:p>
        </text:list-item>
      </text:list>
      <text:p text:style-name="P2"/>
      <text:list xml:id="list43715441" text:continue-numbering="true" text:style-name="L3">
        <text:list-item>
          <text:p text:style-name="P14">¬ (∃x ∀y knows(x, y))</text:p>
          <text:p text:style-name="P14">None knows everyone.</text:p>
        </text:list-item>
      </text:list>
      <text:p text:style-name="P2"><text:tab/>It can be expressed as a set of horn clauses.</text:p>
      <text:p text:style-name="P2"><text:tab/>CNF : ~knows(x,F(x))</text:p>
      <text:list xml:id="list43719731" text:continue-numbering="true" text:style-name="L3">
        <text:list-header>
          <text:p text:style-name="P14">Horn Clause : {~knows(x,F(x))}</text:p>
          <text:p text:style-name="P14">skolem functions : {F(x)}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23:16:17.16</meta:creation-date>
    <dc:date>2012-11-19T23:59:35.19</dc:date>
    <meta:editing-duration>P2DT25M21S</meta:editing-duration>
    <meta:editing-cycles>13</meta:editing-cycles>
    <meta:generator>OpenOffice.org/3.4$Win32 OpenOffice.org_project/340m1$Build-9590</meta:generator>
    <meta:document-statistic meta:table-count="0" meta:image-count="0" meta:object-count="0" meta:page-count="5" meta:paragraph-count="108" meta:word-count="789" meta:character-count="3949"/>
  </office:meta>
</office:document-meta>
</file>